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top" draw:auto-grow-height="false" fo:min-height="8.35cm" fo:min-width="9.1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top" draw:auto-grow-height="false" fo:min-height="9.25cm" fo:min-width="9.1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top" draw:auto-grow-height="false" fo:min-height="10.75cm" fo:min-width="6.5cm"/>
    </style:style>
    <style:style style:name="gr4" style:family="graphic" style:parent-style-name="standard">
      <style:graphic-properties draw:textarea-horizontal-align="left" draw:textarea-vertical-align="middle" draw:auto-grow-height="false" fo:min-height="0.95cm" fo:min-width="3.5cm"/>
    </style:style>
    <style:style style:name="gr5" style:family="graphic" style:parent-style-name="standard">
      <style:graphic-properties draw:textarea-horizontal-align="left" draw:textarea-vertical-align="middle" draw:auto-grow-height="false" fo:min-height="0.95cm" fo:min-width="5.8cm"/>
    </style:style>
    <style:style style:name="gr6" style:family="graphic" style:parent-style-name="standard">
      <style:graphic-properties draw:textarea-horizontal-align="left" draw:textarea-vertical-align="middle" draw:auto-grow-height="false" fo:min-height="0.95cm" fo:min-width="5cm"/>
    </style:style>
    <style:style style:name="gr7" style:family="graphic" style:parent-style-name="standard">
      <style:graphic-properties draw:textarea-horizontal-align="left" draw:textarea-vertical-align="middle" draw:auto-grow-height="false" fo:min-height="0.95cm" fo:min-width="3.2cm"/>
    </style:style>
    <style:style style:name="gr8" style:family="graphic" style:parent-style-name="standard">
      <style:graphic-properties svg:stroke-color="#000000" draw:fill="solid" draw:fill-color="#ffcc99" draw:textarea-horizontal-align="left" draw:textarea-vertical-align="middle" draw:auto-grow-height="false" fo:min-height="0.95cm" fo:min-width="3.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4.25cm" fo:min-width="8.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left" draw:textarea-vertical-align="middle" draw:auto-grow-height="false" fo:min-height="0.923cm" fo:min-width="7cm"/>
    </style:style>
    <style:style style:name="gr12" style:family="graphic" style:parent-style-name="standard">
      <style:graphic-properties draw:textarea-horizontal-align="left" draw:textarea-vertical-align="middle" draw:auto-grow-height="false" fo:min-height="0.923cm" fo:min-width="3cm"/>
    </style:style>
    <style:style style:name="gr13" style:family="graphic" style:parent-style-name="standard">
      <style:graphic-properties draw:textarea-horizontal-align="left" draw:textarea-vertical-align="middle" draw:auto-grow-height="false" fo:min-height="0.923cm" fo:min-width="5cm"/>
    </style:style>
    <style:style style:name="gr14" style:family="graphic" style:parent-style-name="standard">
      <style:graphic-properties svg:stroke-color="#000000" draw:fill="solid" draw:fill-color="#ffcc99" draw:textarea-horizontal-align="left" draw:textarea-vertical-align="middle" draw:auto-grow-height="false" fo:min-height="0.923cm" fo:min-width="1cm"/>
    </style:style>
    <style:style style:name="gr15" style:family="graphic" style:parent-style-name="standard">
      <style:graphic-properties draw:textarea-horizontal-align="justify" draw:textarea-vertical-align="middle" draw:auto-grow-height="false" fo:min-height="0.532cm" fo:min-width="1.9cm"/>
    </style:style>
    <style:style style:name="gr16" style:family="graphic" style:parent-style-name="standard">
      <style:graphic-properties svg:stroke-color="#000000" draw:fill="solid" draw:fill-color="#ffcc99" draw:textarea-horizontal-align="left" draw:textarea-vertical-align="middle" draw:auto-grow-height="false" fo:min-height="0.95cm" fo:min-width="2.6cm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top" draw:auto-grow-height="false" fo:min-height="7.95cm" fo:min-width="9.1cm"/>
    </style:style>
    <style:style style:name="gr18" style:family="graphic" style:parent-style-name="standard">
      <style:graphic-properties svg:stroke-color="#000000" draw:fill="solid" draw:fill-color="#dddddd" draw:textarea-horizontal-align="justify" draw:textarea-vertical-align="top" draw:auto-grow-height="false" fo:min-height="9.85cm" fo:min-width="6.5cm"/>
    </style:style>
    <style:style style:name="gr19" style:family="graphic" style:parent-style-name="standard">
      <style:graphic-properties draw:textarea-horizontal-align="justify" draw:textarea-vertical-align="middle" draw:auto-grow-height="false" fo:min-height="0.532cm" fo:min-width="2.168cm"/>
    </style:style>
    <style:style style:name="gr20" style:family="graphic" style:parent-style-name="standard">
      <style:graphic-properties draw:textarea-horizontal-align="left" draw:textarea-vertical-align="middle" draw:auto-grow-height="false" fo:min-height="0.95cm" fo:min-width="2.388cm"/>
    </style:style>
    <style:style style:name="gr21" style:family="graphic" style:parent-style-name="standard">
      <style:graphic-properties svg:stroke-color="#000000" draw:fill="solid" draw:fill-color="#ffcc99" draw:textarea-horizontal-align="left" draw:textarea-vertical-align="middle" draw:auto-grow-height="false" fo:min-height="0.95cm" fo:min-width="2.5cm"/>
    </style:style>
    <style:style style:name="gr22" style:family="graphic" style:parent-style-name="standard">
      <style:graphic-properties draw:textarea-horizontal-align="left" draw:textarea-vertical-align="middle" draw:auto-grow-height="false" fo:min-height="0.923cm" fo:min-width="3.056cm"/>
    </style:style>
    <style:style style:name="gr23" style:family="graphic" style:parent-style-name="standard">
      <style:graphic-properties draw:textarea-horizontal-align="left" draw:textarea-vertical-align="middle" draw:auto-grow-height="false" fo:min-height="1.85cm" fo:min-width="5cm"/>
    </style:style>
    <style:style style:name="gr24" style:family="graphic" style:parent-style-name="standard">
      <style:graphic-properties draw:textarea-horizontal-align="left" draw:textarea-vertical-align="middle" draw:auto-grow-height="false" fo:min-height="0.95cm" fo:min-width="5.4cm"/>
    </style:style>
    <style:style style:name="gr25" style:family="graphic" style:parent-style-name="standard">
      <style:graphic-properties draw:textarea-horizontal-align="left" draw:textarea-vertical-align="middle" draw:auto-grow-height="false" fo:min-height="0.95cm" fo:min-width="2.7cm"/>
    </style:style>
    <style:style style:name="P1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cm" svg:height="8.6cm" svg:x="10.1cm" svg:y="11.1cm">
          <text:p text:style-name="P1"><text:span text:style-name="T1">play(action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cm" svg:height="9.5cm" svg:x="10.1cm" svg:y="1.3cm">
          <text:p text:style-name="P1"><text:span text:style-name="T1">play_loop(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11cm" svg:x="1.5cm" svg:y="1.4cm">
          <text:p text:style-name="P1"><text:span text:style-name="T1">star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4cm" svg:height="1.2cm" svg:x="12.9cm" svg:y="2.3cm">
          <text:p text:style-name="P2"><text:span text:style-name="T2">current_player = ..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6.3cm" svg:height="1.2cm" svg:x="11.75cm" svg:y="5.2cm">
          <text:p text:style-name="P2"><text:span text:style-name="T2">action = current_player.play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5.5cm" svg:height="1.2cm" svg:x="2.25cm" svg:y="4.2cm">
          <text:p text:style-name="P2"><text:span text:style-name="T2">change button's label and</text:span></text:p>
          <text:p text:style-name="P2"><text:span text:style-name="T2">callback fun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3.7cm" svg:height="1.2cm" svg:x="13.05cm" svg:y="9.3cm">
          <text:p text:style-name="P2">unlock_canvas()</text:p>
          <draw:enhanced-geometry svg:viewBox="0 0 21600 21600" draw:type="rectangle" draw:enhanced-path="M 0 0 L 21600 0 21600 21600 0 21600 0 0 Z N"/>
        </draw:custom-shape>
        <draw:custom-shape draw:style-name="gr8" draw:text-style-name="P2" xml:id="id19" draw:id="id19" draw:layer="layout" svg:width="4cm" svg:height="1.2cm" svg:x="3cm" svg:y="10.8cm">
          <text:p text:style-name="P2"><text:span text:style-name="T2">play_loop()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3" draw:id="id3" draw:layer="layout" svg:width="8.6cm" svg:height="4.5cm" svg:x="10.6cm" svg:y="4.1cm">
          <text:p text:style-name="P3"><text:span text:style-name="T2">while current_player is not human :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4.9cm" svg:y1="6.4cm" svg:x2="14.875cm" svg:y2="7cm" draw:start-shape="id1" draw:start-glue-point="2" svg:d="M14900 6400l-25 600" svg:viewBox="0 0 26 601">
          <text:p/>
        </draw:connector>
        <draw:connector draw:style-name="gr10" draw:text-style-name="P4" draw:layer="layout" draw:type="line" svg:x1="14.9cm" svg:y1="3.5cm" svg:x2="14.9cm" svg:y2="4.1cm" draw:start-shape="id2" draw:start-glue-point="2" draw:end-shape="id3" draw:end-glue-point="0" svg:d="M14900 3500v600" svg:viewBox="0 0 1 601">
          <text:p/>
        </draw:connector>
        <draw:connector draw:style-name="gr10" draw:text-style-name="P4" draw:layer="layout" draw:type="line" svg:x1="14.9cm" svg:y1="8.6cm" svg:x2="14.9cm" svg:y2="9.3cm" draw:start-shape="id3" draw:start-glue-point="2" draw:end-shape="id4" draw:end-glue-point="0" svg:d="M14900 8600v700" svg:viewBox="0 0 1 701">
          <text:p/>
        </draw:connector>
        <draw:custom-shape draw:style-name="gr11" draw:text-style-name="P2" xml:id="id5" draw:id="id5" draw:layer="layout" svg:width="7.5cm" svg:height="1.173cm" svg:x="10.5cm" svg:y="12.37cm">
          <text:p text:style-name="P2"><text:span text:style-name="T2">current_state = game.next_state(...)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6" draw:id="id6" draw:layer="layout" svg:width="3.5cm" svg:height="1.173cm" svg:x="12.5cm" svg:y="14.227cm">
          <text:p text:style-name="P2"><text:span text:style-name="T2">draw_canvas()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" draw:id="id8" draw:layer="layout" svg:width="5.5cm" svg:height="1.173cm" svg:x="11.5cm" svg:y="18.136cm">
          <text:p text:style-name="P2"><text:span text:style-name="T2">current_player_index = 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9" draw:id="id9" draw:layer="layout" svg:width="1.5cm" svg:height="1.173cm" svg:x="17.8cm" svg:y="16.182cm">
          <text:p text:style-name="P2"><text:span text:style-name="T2">stop()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7" draw:id="id7" draw:layer="layout" svg:width="4.8cm" svg:height="1.564cm" svg:x="11.85cm" svg:y="15.986cm">
          <text:p text:style-name="P4"><text:span text:style-name="T3">if</text:span></text:p>
          <text:p text:style-name="P4"><text:span text:style-name="T3">game.is_final()</text:span></text:p>
          <text:p text:style-name="P4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draw:type="line" svg:x1="14.25cm" svg:y1="13.543cm" svg:x2="14.25cm" svg:y2="14.227cm" draw:start-shape="id5" draw:start-glue-point="2" draw:end-shape="id6" draw:end-glue-point="0" svg:d="M14250 13543v684" svg:viewBox="0 0 1 685">
          <text:p/>
        </draw:connector>
        <draw:connector draw:style-name="gr10" draw:text-style-name="P4" draw:layer="layout" draw:type="line" svg:x1="14.25cm" svg:y1="15.4cm" svg:x2="14.25cm" svg:y2="15.986cm" draw:start-shape="id6" draw:start-glue-point="2" draw:end-shape="id7" draw:end-glue-point="4" svg:d="M14250 15400v586" svg:viewBox="0 0 1 587">
          <text:p/>
        </draw:connector>
        <draw:connector draw:style-name="gr10" draw:text-style-name="P4" draw:layer="layout" draw:type="line" svg:x1="14.25cm" svg:y1="17.55cm" svg:x2="14.25cm" svg:y2="18.136cm" draw:start-shape="id7" draw:start-glue-point="6" draw:end-shape="id8" draw:end-glue-point="0" svg:d="M14250 17550v586" svg:viewBox="0 0 1 587">
          <text:p/>
        </draw:connector>
        <draw:connector draw:style-name="gr10" draw:text-style-name="P4" draw:layer="layout" draw:type="line" svg:x1="16.65cm" svg:y1="16.768cm" svg:x2="17.8cm" svg:y2="16.768cm" draw:start-shape="id7" draw:start-glue-point="7" draw:end-shape="id9" draw:end-glue-point="3" svg:d="M16650 16768h1150" svg:viewBox="0 0 1151 1">
          <text:p/>
        </draw:connector>
        <draw:custom-shape draw:style-name="gr16" draw:text-style-name="P2" draw:layer="layout" svg:width="3.1cm" svg:height="1.2cm" svg:x="13.35cm" svg:y="7cm">
          <text:p text:style-name="P2"><text:span text:style-name="T2">play(action)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9.6cm" svg:height="8.2cm" svg:x="10.1cm" svg:y="20cm">
          <text:p text:style-name="P1"><text:span text:style-name="T1">stop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7cm" svg:height="10.1cm" svg:x="1.5cm" svg:y="12.7cm">
          <text:p text:style-name="P1"><text:span text:style-name="T1">click_on_canvas_callback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11" draw:id="id11" draw:layer="layout" svg:width="5.334cm" svg:height="1.564cm" svg:x="2.333cm" svg:y="15.536cm">
          <text:p text:style-name="P4"><text:span text:style-name="T3">if</text:span></text:p>
          <text:p text:style-name="P4"><text:span text:style-name="T3">action is valid</text:span></text:p>
          <text:p text:style-name="P4"><text:span text:style-name="T3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2" xml:id="id10" draw:id="id10" draw:layer="layout" svg:width="2.888cm" svg:height="1.2cm" svg:x="3.556cm" svg:y="13.7cm">
          <text:p text:style-name="P2"><text:span text:style-name="T2">action = 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13" draw:id="id13" draw:layer="layout" svg:width="3cm" svg:height="1.2cm" svg:x="3.5cm" svg:y="19.5cm">
          <text:p text:style-name="P2"><text:span text:style-name="T2">play(action)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12" draw:id="id12" draw:layer="layout" svg:width="3.556cm" svg:height="1.173cm" svg:x="3.222cm" svg:y="17.7cm">
          <text:p text:style-name="P2"><text:span text:style-name="T2">lock_canvas()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14" draw:id="id14" draw:layer="layout" svg:width="3cm" svg:height="1.2cm" svg:x="3.5cm" svg:y="21.3cm">
          <text:p text:style-name="P2"><text:span text:style-name="T2">play_loop()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5cm" svg:y1="14.9cm" svg:x2="5cm" svg:y2="15.536cm" draw:start-shape="id10" draw:start-glue-point="2" draw:end-shape="id11" draw:end-glue-point="4" svg:d="M5000 14900v636" svg:viewBox="0 0 1 637">
          <text:p/>
        </draw:connector>
        <draw:connector draw:style-name="gr10" draw:text-style-name="P4" draw:layer="layout" draw:type="line" svg:x1="5cm" svg:y1="17.1cm" svg:x2="5cm" svg:y2="17.7cm" draw:start-shape="id11" draw:start-glue-point="6" draw:end-shape="id12" draw:end-glue-point="0" svg:d="M5000 17100v600" svg:viewBox="0 0 1 601">
          <text:p/>
        </draw:connector>
        <draw:connector draw:style-name="gr10" draw:text-style-name="P4" draw:layer="layout" draw:type="line" svg:x1="5cm" svg:y1="18.873cm" svg:x2="5cm" svg:y2="19.5cm" draw:start-shape="id12" draw:start-glue-point="2" draw:end-shape="id13" draw:end-glue-point="0" svg:d="M5000 18873v627" svg:viewBox="0 0 1 628">
          <text:p/>
        </draw:connector>
        <draw:connector draw:style-name="gr10" draw:text-style-name="P4" draw:layer="layout" draw:type="line" svg:x1="5cm" svg:y1="20.7cm" svg:x2="5cm" svg:y2="21.3cm" draw:start-shape="id13" draw:start-glue-point="2" draw:end-shape="id14" draw:end-glue-point="0" svg:d="M5000 20700v600" svg:viewBox="0 0 1 601">
          <text:p/>
        </draw:connector>
        <draw:custom-shape draw:style-name="gr6" draw:text-style-name="P2" xml:id="id18" draw:id="id18" draw:layer="layout" svg:width="5.5cm" svg:height="1.2cm" svg:x="2.25cm" svg:y="8.9cm">
          <text:p text:style-name="P2"><text:span text:style-name="T2">draw_current_state()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17" draw:id="id17" draw:layer="layout" svg:width="5.5cm" svg:height="2.1cm" svg:x="2.25cm" svg:y="6.1cm">
          <text:p text:style-name="P2"><text:span text:style-name="T2">player_list = …</text:span></text:p>
          <text:p text:style-name="P2"><text:span text:style-name="T2">current_player_index = …</text:span></text:p>
          <text:p text:style-name="P2"><text:span text:style-name="T2">current_state = …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15" draw:id="id15" draw:layer="layout" svg:width="5.9cm" svg:height="1.2cm" svg:x="2.05cm" svg:y="2.3cm">
          <text:p text:style-name="P2"><text:span text:style-name="T2">lock_player_option_menus(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3" draw:id="id23" draw:layer="layout" svg:width="5.5cm" svg:height="1.2cm" svg:x="12.15cm" svg:y="26.6cm">
          <text:p text:style-name="P2">display score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5cm" svg:y1="3.5cm" svg:x2="5cm" svg:y2="4.2cm" draw:start-shape="id15" draw:start-glue-point="2" draw:end-shape="id16" draw:end-glue-point="0" svg:d="M5000 3500v700" svg:viewBox="0 0 1 701">
          <text:p/>
        </draw:connector>
        <draw:connector draw:style-name="gr10" draw:text-style-name="P4" draw:layer="layout" draw:type="line" svg:x1="5cm" svg:y1="5.4cm" svg:x2="5cm" svg:y2="6.1cm" draw:start-shape="id16" draw:start-glue-point="2" draw:end-shape="id17" draw:end-glue-point="0" svg:d="M5000 5400v700" svg:viewBox="0 0 1 701">
          <text:p/>
        </draw:connector>
        <draw:connector draw:style-name="gr10" draw:text-style-name="P4" draw:layer="layout" draw:type="line" svg:x1="5cm" svg:y1="8.2cm" svg:x2="5cm" svg:y2="8.9cm" draw:start-shape="id17" draw:start-glue-point="2" draw:end-shape="id18" draw:end-glue-point="0" svg:d="M5000 8200v700" svg:viewBox="0 0 1 701">
          <text:p/>
        </draw:connector>
        <draw:connector draw:style-name="gr10" draw:text-style-name="P4" draw:layer="layout" draw:type="line" svg:x1="5cm" svg:y1="10.1cm" svg:x2="5cm" svg:y2="10.8cm" draw:start-shape="id18" draw:start-glue-point="2" draw:end-shape="id19" draw:end-glue-point="0" svg:d="M5000 10100v700" svg:viewBox="0 0 1 701">
          <text:p/>
        </draw:connector>
        <draw:custom-shape draw:style-name="gr6" draw:text-style-name="P2" xml:id="id21" draw:id="id21" draw:layer="layout" svg:width="5.5cm" svg:height="1.2cm" svg:x="12.15cm" svg:y="24.7cm">
          <text:p text:style-name="P2"><text:span text:style-name="T2">change button's label and</text:span></text:p>
          <text:p text:style-name="P2"><text:span text:style-name="T2">callback fun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0" draw:id="id20" draw:layer="layout" svg:width="6.3cm" svg:height="1.2cm" svg:x="11.75cm" svg:y="22.8cm">
          <text:p text:style-name="P2"><text:span text:style-name="T2">unlock_player_option_menus()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4.9cm" svg:y1="24cm" svg:x2="14.9cm" svg:y2="24.7cm" draw:start-shape="id20" draw:start-glue-point="2" draw:end-shape="id21" draw:end-glue-point="0" svg:d="M14900 24000v700" svg:viewBox="0 0 1 701">
          <text:p/>
        </draw:connector>
        <draw:custom-shape draw:style-name="gr25" draw:text-style-name="P2" xml:id="id22" draw:id="id22" draw:layer="layout" svg:width="3.2cm" svg:height="1.2cm" svg:x="13.3cm" svg:y="20.9cm">
          <text:p text:style-name="P2"><text:span text:style-name="T2">lock_canvas()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4.9cm" svg:y1="22.1cm" svg:x2="14.9cm" svg:y2="22.8cm" draw:start-shape="id22" draw:start-glue-point="2" draw:end-shape="id20" draw:end-glue-point="0" svg:d="M14900 22100v700" svg:viewBox="0 0 1 701">
          <text:p/>
        </draw:connector>
        <draw:connector draw:style-name="gr10" draw:text-style-name="P4" draw:layer="layout" draw:type="line" svg:x1="14.9cm" svg:y1="25.9cm" svg:x2="14.9cm" svg:y2="26.6cm" draw:start-shape="id21" draw:start-glue-point="2" draw:end-shape="id23" draw:end-glue-point="0" svg:d="M14900 25900v700" svg:viewBox="0 0 1 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Decock</meta:initial-creator>
    <meta:creation-date>2016-12-29T15:35:25.836971908</meta:creation-date>
    <dc:date>2016-12-29T16:31:10.081033276</dc:date>
    <dc:creator>Jérémie Decock</dc:creator>
    <meta:editing-duration>PT40M32S</meta:editing-duration>
    <meta:editing-cycles>8</meta:editing-cycles>
    <meta:generator>LibreOffice/4.3.3.2$Linux_X86_64 LibreOffice_project/430m0$Build-2</meta:generator>
    <meta:document-statistic meta:object-count="47"/>
  </office:meta>
</office:document-meta>
</file>